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14" office:value-type="string" calcext:value-type="string">
            <text:p>mobility</text:p>
          </table:table-cell>
          <table:table-cell table:style-name="ce14" office:value-type="string" calcext:value-type="string">
            <text:p>endurance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table:number-columns-repeated="1010"/>
          <table:table-cell table:style-name="ce14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issor Jump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tic Lun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8:34:08.465500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03T15:03:05.081136457</dc:date>
    <meta:editing-duration>P15DT8H21M56S</meta:editing-duration>
    <meta:editing-cycles>77</meta:editing-cycles>
    <meta:document-statistic meta:table-count="1" meta:cell-count="448" meta:object-count="0"/>
  </office:meta>
</office:document-meta>
</file>